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7.09mm"/>
    </style:style>
    <style:style style:name="co2" style:family="table-column">
      <style:table-column-properties fo:break-before="auto" style:column-width="78.58mm"/>
    </style:style>
    <style:style style:name="co3" style:family="table-column">
      <style:table-column-properties fo:break-before="auto" style:column-width="66.15mm"/>
    </style:style>
    <style:style style:name="co4" style:family="table-column">
      <style:table-column-properties fo:break-before="auto" style:column-width="319.83mm"/>
    </style:style>
    <style:style style:name="co5" style:family="table-column">
      <style:table-column-properties fo:break-before="auto" style:column-width="48.42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fo:border="0.06pt solid #000000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 calcext:value-type="string">
            <text:p>Aba</text:p>
          </table:table-cell>
          <table:table-cell table:style-name="ce1" office:value-type="string" calcext:value-type="string">
            <text:p>Seção</text:p>
          </table:table-cell>
          <table:table-cell table:style-name="ce1" office:value-type="string" calcext:value-type="string">
            <text:p>Subseção</text:p>
          </table:table-cell>
          <table:table-cell table:style-name="ce1" office:value-type="string" calcext:value-type="string">
            <text:p>Componen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1" table:number-rows-spanned="18">
            <text:p>Search database</text:p>
          </table:table-cell>
          <table:table-cell table:style-name="ce2" office:value-type="string" calcext:value-type="string" table:number-columns-spanned="1" table:number-rows-spanned="2">
            <text:p>Protein-coding gene IDs and descriptions</text:p>
          </table:table-cell>
          <table:table-cell table:style-name="ce3"/>
          <table:table-cell table:style-name="ce3" office:value-type="string" calcext:value-type="string">
            <text:p>annotation_glimmer3.pl annotation_glimmerm.pl annotation_augustus.pl annotation_myop.pl annotation_glimmerhmm.pl annotation_phat.pl annotation_snap.pl annotation_orf.pl</text:p>
          </table:table-cell>
          <table:table-cell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Gene description</text:p>
          </table:table-cell>
          <table:table-cell table:style-name="ce3" office:value-type="string" calcext:value-type="string">
            <text:p>annotation_blast.pl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2" office:value-type="string" calcext:value-type="string" table:number-columns-spanned="1" table:number-rows-spanned="10">
            <text:p>Analyses of protein-coding genes</text:p>
          </table:table-cell>
          <table:table-cell table:style-name="ce3"/>
          <table:table-cell table:style-name="ce3" office:value-type="string" calcext:value-type="string">
            <text:p>annotation_glimmer3.pl annotation_glimmerm.pl annotation_augustus.pl annotation_myop.pl annotation_glimmerhmm.pl annotation_phat.pl annotation_snap.pl annotation_orf.pl</text:p>
          </table:table-cell>
          <table:table-cell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Limit by term(s) in gene description:</text:p>
          </table:table-cell>
          <table:table-cell table:style-name="ce3" office:value-type="string" calcext:value-type="string">
            <text:p>annotation_blast.pl</text:p>
          </table:table-cell>
          <table:table-cell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Gene ontology</text:p>
          </table:table-cell>
          <table:table-cell table:style-name="ce3" office:value-type="string" calcext:value-type="string">
            <text:p>annotation_interpro.pl</text:p>
          </table:table-cell>
          <table:table-cell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Transporter classification</text:p>
          </table:table-cell>
          <table:table-cell table:style-name="ce3" office:value-type="string" calcext:value-type="string">
            <text:p>annotation_tcdb.pl</text:p>
          </table:table-cell>
          <table:table-cell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Phobius</text:p>
          </table:table-cell>
          <table:table-cell table:style-name="ce3" office:value-type="string" calcext:value-type="string">
            <text:p>annotation_phobius.pl</text:p>
          </table:table-cell>
          <table:table-cell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BLAST</text:p>
          </table:table-cell>
          <table:table-cell table:style-name="ce3" office:value-type="string" calcext:value-type="string">
            <text:p>annotation_blast.pl</text:p>
          </table:table-cell>
          <table:table-cell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RPSBLAST</text:p>
          </table:table-cell>
          <table:table-cell table:style-name="ce3" office:value-type="string" calcext:value-type="string">
            <text:p>annotation_rpsblast.pl</text:p>
          </table:table-cell>
          <table:table-cell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KEGG</text:p>
          </table:table-cell>
          <table:table-cell table:style-name="ce3" office:value-type="string" calcext:value-type="string">
            <text:p>annotation_pathways.pl</text:p>
          </table:table-cell>
          <table:table-cell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Orthology analysis (eggNOG)</text:p>
          </table:table-cell>
          <table:table-cell table:style-name="ce3" office:value-type="string" calcext:value-type="string">
            <text:p>annotation_orthology.pl</text:p>
          </table:table-cell>
          <table:table-cell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Interpro</text:p>
          </table:table-cell>
          <table:table-cell table:style-name="ce3" office:value-type="string" calcext:value-type="string">
            <text:p>annotation_interpro.pl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2" office:value-type="string" calcext:value-type="string" table:number-columns-spanned="1" table:number-rows-spanned="6">
            <text:p>DNA-based analyses</text:p>
          </table:table-cell>
          <table:table-cell table:style-name="ce3" office:value-type="string" calcext:value-type="string">
            <text:p>tRNA</text:p>
          </table:table-cell>
          <table:table-cell table:style-name="ce3" office:value-type="string" calcext:value-type="string">
            <text:p>annotation_trna.pl</text:p>
          </table:table-cell>
          <table:table-cell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Tandem repeats</text:p>
          </table:table-cell>
          <table:table-cell table:style-name="ce3" office:value-type="string" calcext:value-type="string">
            <text:p>annotation_trf.pl annotation_mreps.pl annotation_string.pl</text:p>
          </table:table-cell>
          <table:table-cell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Other non-coding RNA</text:p>
          </table:table-cell>
          <table:table-cell table:style-name="ce3" office:value-type="string" calcext:value-type="string">
            <text:p>annotation_infernal.pl</text:p>
          </table:table-cell>
          <table:table-cell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Ribosomal binding sites</text:p>
          </table:table-cell>
          <table:table-cell table:style-name="ce3" office:value-type="string" calcext:value-type="string">
            <text:p>annotation_rbs.pl</text:p>
          </table:table-cell>
          <table:table-cell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Transcription terminators</text:p>
          </table:table-cell>
          <table:table-cell table:style-name="ce3" office:value-type="string" calcext:value-type="string">
            <text:p>annotation_transterm.pl</text:p>
          </table:table-cell>
          <table:table-cell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Horizontal gene transfers</text:p>
          </table:table-cell>
          <table:table-cell table:style-name="ce3" office:value-type="string" calcext:value-type="string">
            <text:p>annotation_alienhunter.p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1" table:number-rows-spanned="6">
            <text:p>Global analyses</text:p>
          </table:table-cell>
          <table:table-cell table:style-name="ce3"/>
          <table:table-cell table:style-name="ce2" table:number-columns-spanned="1" table:number-rows-spanned="6"/>
          <table:table-cell table:style-name="ce3" office:value-type="string" calcext:value-type="string">
            <text:p>report_go_mapping.pl report_pathways.pl report_kegg_organism.pl report_orthology.pl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 calcext:value-type="string">
            <text:p>Go term mapping</text:p>
          </table:table-cell>
          <table:covered-table-cell table:style-name="ce3"/>
          <table:table-cell table:style-name="ce3" office:value-type="string" calcext:value-type="string">
            <text:p>report_go_mapping.pl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 calcext:value-type="string">
            <text:p>eggNOG</text:p>
          </table:table-cell>
          <table:covered-table-cell table:style-name="ce3"/>
          <table:table-cell table:style-name="ce3" office:value-type="string" calcext:value-type="string">
            <text:p>report_orthology.pl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 calcext:value-type="string">
            <text:p>KEGG Pathways</text:p>
          </table:table-cell>
          <table:covered-table-cell table:style-name="ce3"/>
          <table:table-cell table:style-name="ce3" office:value-type="string" calcext:value-type="string">
            <text:p>report_pathways.pl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string" calcext:value-type="string">
            <text:p>Comparative Metabolic Reconstruction</text:p>
          </table:table-cell>
          <table:covered-table-cell table:style-name="ce3"/>
          <table:table-cell table:style-name="ce3" office:value-type="string" calcext:value-type="string">
            <text:p>report_kegg_organism.pl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/>
          <table:covered-table-cell table:style-name="ce3"/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ORFÃOS (componentes não representados na página de Photorhabdus)</text:p>
          </table:table-cell>
          <table:table-cell table:style-name="ce3" table:number-columns-repeated="2"/>
          <table:table-cell table:style-name="ce3" office:value-type="string" calcext:value-type="string">
            <text:p>annotation_bigpi.pl annotation_dgpi.pl annotation_exonerate.pl annotation_estscan.pl annotation_predgpi.pl annotation_hmmr.pl annotation_psort.pl annotation_signalP.pl annotation_sim4.pl</text:p>
          </table:table-cell>
          <table:table-cell table:number-columns-repeated="1020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/>
    <meta:creation-date>2016-08-12T16:41:59Z</meta:creation-date>
    <dc:date>2016-08-16T14:17:35.741337687</dc:date>
    <meta:editing-cycles>28</meta:editing-cycles>
    <meta:editing-duration>PT2H35M51S</meta:editing-duration>
    <meta:document-statistic meta:table-count="1" meta:cell-count="54" meta:object-count="0"/>
  </office:meta>
</office:document-meta>
</file>